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92.96pt"/>
    </style:style>
    <style:style style:name="co3" style:family="table-column">
      <style:table-column-properties fo:break-before="auto" style:column-width="329.5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pt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6" style:family="table-cell" style:parent-style-name="Default" style:data-style-name="N0">
      <style:table-cell-properties fo:background-color="#ffff00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10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80000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end" fo:margin-left="0pt"/>
    </style:style>
    <style:style style:name="ce17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  <style:style style:name="ce18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19" style:family="table-cell" style:parent-style-name="Default" style:data-style-name="N10099"/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10099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4" office:value-type="string" calcext:value-type="string">
            <text:p>Basic BIMPM_v2_only maxpool_matching</text:p>
          </table:table-cell>
          <table:table-cell table:style-name="ce4" office:value-type="string" calcext:value-type="string">
            <text:p>Basic BIMPM_v2_only Attentive-Matching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2" office:value-type="string" calcext:value-type="string">
            <text:p>is_freez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7"/>
          <table:table-cell table:style-name="ce2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rl_hidden_size</text:p>
          </table:table-cell>
          <table:table-cell table:style-name="ce6" office:value-type="float" office:value="100" calcext:value-type="float">
            <text:p>100</text:p>
          </table:table-cell>
          <table:table-cell table:style-name="ce17"/>
          <table:table-cell table:style-name="ce22" table:number-columns-repeated="4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ce2" office:value-type="string" calcext:value-type="string">
            <text:p>crl_number_layers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crl_drop_p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_hidden_size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al_number_layer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_drop_p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number_perspective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1_hidden_size</text:p>
          </table:table-cell>
          <table:table-cell table:style-name="ce8" office:value-type="float" office:value="200" calcext:value-type="float">
            <text:p>20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2_hidden_size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1_drop_p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2_drop_p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table:number-columns-repeated="3"/>
          <table:table-cell table:style-name="ce23"/>
          <table:table-cell table:style-name="ce19" table:number-columns-repeated="6"/>
          <table:table-cell table:number-columns-repeated="1012"/>
        </table:table-row>
        <table:table-row table:style-name="ro2">
          <table:table-cell table:style-name="ce2" office:value-type="string" calcext:value-type="string">
            <text:p>input_drop_p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matching_layer_drop_p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space</text:p>
          </table:table-cell>
          <table:table-cell table:style-name="ce14" office:value-type="string" calcext:value-type="string">
            <text:p>words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batch_size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folde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early_stop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R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Gamma</text:p>
          </table:table-cell>
          <table:table-cell table:style-name="ce8" office:value-type="float" office:value="0.99" calcext:value-type="float">
            <text:p>0.99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num_epochs</text:p>
          </table:table-cell>
          <table:table-cell table:style-name="ce8" office:value-type="float" office:value="150" calcext:value-type="float">
            <text:p>15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office:value-type="string" calcext:value-type="string">
            <text:p>train_loss_CV0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0</text:p>
          </table:table-cell>
          <table:table-cell table:style-name="ce15"/>
          <table:table-cell table:style-name="ce20" table:number-columns-repeated="4"/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rain_loss_CV1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1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2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2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3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3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4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4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online</text:p>
          </table:table-cell>
          <table:table-cell table:style-name="ce16"/>
          <table:table-cell table:style-name="Default" table:number-columns-repeated="4"/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1:14:22.818278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7-11T11:24:21.829381763</dc:date>
    <meta:editing-cycles>43</meta:editing-cycles>
    <meta:editing-duration>PT18H47M7S</meta:editing-duration>
    <meta:document-statistic meta:table-count="1" meta:cell-count="55" meta:object-count="0"/>
  </office:meta>
</office:document-meta>
</file>